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INSERT – add a <text:s/>new row</text:p>
      <text:p text:style-name="Standard">DELETE – whole the row</text:p>
      <text:p text:style-name="Standard">UPDATE – changes existing data in table</text:p>
      <text:p text:style-name="Standard">TRUNCATE – remove all rows from a table deleting the table</text:p>
      <text:p text:style-name="Standard">SELECT – retrieves row from the DB</text:p>
      <text:p text:style-name="Standard">FROM <text:s/>- usually require on the SELECT <text:s/>statement.</text:p>
      <text:p text:style-name="Standard">WHERE – specifies the search conditions for the rows returned by the query</text:p>
      <text:p text:style-name="Standard">AS -</text:p>
      <text:p text:style-name="Standard">SELECT COUNT</text:p>
      <text:p text:style-name="Standard">COUNT</text:p>
      <text:p text:style-name="Standard">HAVING COUNT</text:p>
      <text:p text:style-name="Standard">BETWEEN</text:p>
      <text:p text:style-name="Standard">ALTER</text:p>
      <text:p text:style-name="Standard">CREATE</text:p>
      <text:p text:style-name="Standard">DROP</text:p>
      <text:p text:style-name="Standard">SUM</text:p>
      <text:p text:style-name="Standard">AGGREGATE</text:p>
      <text:p text:style-name="Standard">CRATE DB name</text:p>
      <text:p text:style-name="Standard">DROP DB name</text:p>
      <text:p text:style-name="Standard"/>
      <text:p text:style-name="Standard">CREATE TABLE Person(</text:p>
      <text:p text:style-name="Standard"><text:tab/>PersonID int,</text:p>
      <text:p text:style-name="Standard"><text:tab/>LastName varchar(255),</text:p>
      <text:p text:style-name="Standard"/>
      <text:p text:style-name="Standard">)</text:p>
      <text:p text:style-name="Standard"/>
      <text:p text:style-name="Standard">CREATE SCHEMA Poke;</text:p>
      <text:p text:style-name="Standard">Go</text:p>
      <text:p text:style-name="Standard"/>
      <text:p text:style-name="Standard">CREATE Poke.Pokemon (</text:p>
      <text:p text:style-name="Standard">Pokemon.Id INT Not null (IDENTITY(1000 -1)</text:p>
      <text:p text:style-name="Standard">Name VARCHR (50) NOT NULL</text:p>
      <text:p text:style-name="Standard"/>
      <text:p text:style-name="Standard">)</text:p>
      <text:p text:style-name="Standard"/>
      <text:p text:style-name="Standard">DROP TABLE Person</text:p>
      <text:p text:style-name="Standard"/>
      <text:p text:style-name="Standard">NOT NULL</text:p>
      <text:p text:style-name="Standard">NULL</text:p>
      <text:p text:style-name="Standard">PRIMARY KEY</text:p>
      <text:p text:style-name="Standard">CUSTURED INDEX</text:p>
      <text:p text:style-name="Standard">UNQUE</text:p>
      <text:p text:style-name="Standard">FOREIGN KEY</text:p>
      <text:p text:style-name="Standard">CHECK</text:p>
      <text:p text:style-name="Standard">DEFAULT</text:p>
      <text:p text:style-name="Standard">IDENTITY</text:p>
      <text:p text:style-name="Standard">BIT</text:p>
      <text:p text:style-name="Standard">ADD</text:p>
      <text:p text:style-name="Standard">Active</text:p>
      <text:p text:style-name="Standard"><text:soft-page-break/>MONEY</text:p>
      <text:p text:style-name="Standard">SMALLMONEY</text:p>
      <text:p text:style-name="Standard">DEFUALT </text:p>
      <text:p text:style-name="Standard"/>
      <text:p text:style-name="Standard">SQL - Queries – queries are used to insert, retrieve, modify, and delete data in a SQL DB. SQL Queries have a specific syntax and structure</text:p>
      <text:p text:style-name="Standard">Inner join</text:p>
      <text:p text:style-name="Standard">Outer join</text:p>
      <text:p text:style-name="Standard">Right join</text:p>
      <text:p text:style-name="Standard">Left join</text:p>
      <text:p text:style-name="Standard">Full join</text:p>
      <text:p text:style-name="Standard"><text:a xlink:type="simple" xlink:href="https://www.sqlitetutorial.net/" text:style-name="Internet_20_link" text:visited-style-name="Visited_20_Internet_20_Link">https://www.sqlitetutorial.net/</text:a> </text:p>
      <text:p text:style-name="Standard"><text:a xlink:type="simple" xlink:href="https://www.w3schools.com/sql/sql_operators.asp" text:style-name="Internet_20_link" text:visited-style-name="Visited_20_Internet_20_Link">https://www.w3schools.com/sql/sql_operators.asp</text:a> </text:p>
      <text:p text:style-name="Standard">Sub query</text:p>
      <text:p text:style-name="Standard">Data types in SQL</text:p>
      <text:p text:style-name="Standard"/>
      <text:p text:style-name="Standard">UPDATE <text:s/>a table</text:p>
      <text:p text:style-name="Standard">INSERT <text:s/>a table</text:p>
      <text:p text:style-name="Standard">ALTER a table</text:p>
      <text:p text:style-name="Standard"/>
      <text:p text:style-name="Standard"/>
      <text:p text:style-name="Standard"/>
      <text:p text:style-name="Standard"/>
      <text:p text:style-name="Standard">Work on SQL Querie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yler Claypool</meta:initial-creator>
    <meta:creation-date>2020-03-19T09:44:10.91</meta:creation-date>
    <dc:date>2020-03-19T17:22:30.29</dc:date>
    <dc:creator>Tyler Claypool</dc:creator>
    <meta:editing-duration>PT7H38M18S</meta:editing-duration>
    <meta:editing-cycles>5</meta:editing-cycles>
    <meta:generator>OpenOffice/4.1.7$Win32 OpenOffice.org_project/417m1$Build-9800</meta:generator>
    <meta:document-statistic meta:table-count="0" meta:image-count="0" meta:object-count="0" meta:page-count="2" meta:paragraph-count="59" meta:word-count="182" meta:character-count="1039"/>
  </office:meta>
</office:document-meta>
</file>